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c267" officeooo:paragraph-rsid="0005c267"/>
    </style:style>
    <style:style style:name="P2" style:family="paragraph" style:parent-style-name="Text_20_body">
      <style:paragraph-properties fo:margin-left="2.752cm" fo:margin-top="0.406cm" fo:margin-bottom="0cm" style:contextual-spacing="false"/>
      <style:text-properties officeooo:paragraph-rsid="0005c267"/>
    </style:style>
    <style:style style:name="P3" style:family="paragraph" style:parent-style-name="Text_20_body">
      <style:text-properties officeooo:paragraph-rsid="0005c267"/>
    </style:style>
    <style:style style:name="P4" style:family="paragraph" style:parent-style-name="Text_20_body">
      <style:paragraph-properties fo:margin-left="2.752cm" fo:margin-right="2.746cm" fo:text-align="justify" style:justify-single-word="false" fo:text-indent="1.249cm" style:auto-text-indent="false"/>
      <style:text-properties officeooo:paragraph-rsid="0005c267"/>
    </style:style>
    <style:style style:name="P5" style:family="paragraph" style:parent-style-name="Text_20_body">
      <style:paragraph-properties fo:margin-left="2.752cm" fo:margin-right="2.748cm" fo:margin-top="0.482cm" fo:margin-bottom="0cm" style:contextual-spacing="false" fo:text-align="justify" style:justify-single-word="false" fo:text-indent="1.249cm" style:auto-text-indent="false"/>
      <style:text-properties officeooo:paragraph-rsid="0005c267"/>
    </style:style>
    <style:style style:name="P6" style:family="paragraph" style:parent-style-name="Text_20_body">
      <style:paragraph-properties fo:margin-left="2.752cm" fo:margin-right="2.748cm" fo:text-align="justify" style:justify-single-word="false" fo:text-indent="1.249cm" style:auto-text-indent="false"/>
      <style:text-properties officeooo:paragraph-rsid="0005c267"/>
    </style:style>
    <style:style style:name="P7" style:family="paragraph" style:parent-style-name="Text_20_body">
      <style:paragraph-properties fo:margin-left="4.001cm" fo:margin-top="0.002cm" fo:margin-bottom="0cm" style:contextual-spacing="false"/>
      <style:text-properties officeooo:paragraph-rsid="0005c267"/>
    </style:style>
    <style:style style:name="P8" style:family="paragraph" style:parent-style-name="Text_20_body">
      <style:paragraph-properties fo:margin-left="3.366cm" fo:margin-top="0.487cm" fo:margin-bottom="0cm" style:contextual-spacing="false" fo:text-align="center" style:justify-single-word="false"/>
      <style:text-properties officeooo:paragraph-rsid="0005c267"/>
    </style:style>
    <style:style style:name="T1" style:family="text">
      <style:text-properties fo:letter-spacing="-0.002cm"/>
    </style:style>
    <style:style style:name="T2" style:family="text">
      <style:text-properties fo:letter-spacing="-0.004cm"/>
    </style:style>
    <style:style style:name="T3" style:family="text">
      <style:text-properties fo:font-style="italic" style:font-style-asian="italic"/>
    </style:style>
    <style:style style:name="T4" style:family="text">
      <style:text-properties fo:letter-spacing="-0.005cm"/>
    </style:style>
    <style:style style:name="T5" style:family="text">
      <style:text-properties fo:font-weight="bold" style:font-weight-asian="bold"/>
    </style:style>
    <style:style style:name="T6" style:family="text">
      <style:text-properties fo:letter-spacing="-0.009cm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 APEXI</text:p>
      <text:p text:style-name="P1">C/Del Río, 94</text:p>
      <text:p text:style-name="P1">BARCELONA</text:p>
      <text:p text:style-name="P1"/>
      <text:p text:style-name="P1"/>
      <text:p text:style-name="P2">Estimado<text:span text:style-name="T1"> </text:span><text:span text:style-name="T2">señor:</text:span></text:p>
      <text:p text:style-name="P3"/>
      <text:p text:style-name="P4" loext:marker-style-name="T3">Somos una empresa que llevamos años dedicándonos a realizar enciclopedias muy prácticas, el motivo de dirigirnos a Vd. Es con la intención de comunicarle nuestra sensacional oferta. Se trata de la enciclopedia del <text:span text:style-name="T3">“Mundo Animal”.</text:span></text:p>
      <text:p text:style-name="P5">Esta enciclopedia está ilustrada con magníficas fotografías de todas las especies del<text:span text:style-name="T4"> </text:span><text:span text:style-name="T5">reino animal</text:span>, así<text:span text:style-name="T2"> </text:span>como<text:span text:style-name="T2"> </text:span>la<text:span text:style-name="T2"> </text:span>explicación<text:span text:style-name="T2"> </text:span>de<text:span text:style-name="T2"> </text:span>cualquier<text:span text:style-name="T6"> </text:span>tema<text:span text:style-name="T2"> </text:span>relacionado con<text:span text:style-name="T2"> </text:span>el<text:span text:style-name="T2"> </text:span><text:span text:style-name="T3">“Mundo animal”. </text:span>La enciclopedia consta de 15 tomos encuadernados de 275 páginas cada uno.</text:p>
      <text:p text:style-name="P3"/>
      <text:p text:style-name="P6">Su<text:span text:style-name="T4"> </text:span>precio<text:span text:style-name="T4"> </text:span>es<text:span text:style-name="T1"> </text:span>de<text:span text:style-name="T4"> </text:span><text:span text:style-name="T7">82.500</text:span><text:span text:style-name="T1"> </text:span>ptas.<text:span text:style-name="T4"> </text:span>a<text:span text:style-name="T4"> </text:span>pagar<text:span text:style-name="T4"> </text:span>en<text:span text:style-name="T1"> </text:span>cómodos<text:span text:style-name="T4"> </text:span>plazos<text:span text:style-name="T4"> </text:span>de<text:span text:style-name="T4"> </text:span>4.000<text:span text:style-name="T4"> </text:span>ptas.<text:span text:style-name="T4"> </text:span>mensuales durante 2 años. No obstante si Vd. Opta por el pago al contado, se beneficiará de un descuento de un 10 %, así como un magnífico regalo de promoción.</text:p>
      <text:p text:style-name="P3"/>
      <text:p text:style-name="P7">Esperando<text:span text:style-name="T2"> </text:span>sus<text:span text:style-name="T1"> </text:span>noticias,<text:span text:style-name="T1"> </text:span>aprovechamos<text:span text:style-name="T1"> </text:span>para<text:span text:style-name="T4"> </text:span><text:span text:style-name="T2">saludarle:</text:span></text:p>
      <text:p text:style-name="P8">JEFE DE<text:span text:style-name="T4"> </text:span><text:span text:style-name="T2">VENT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20:00:04.313050562</meta:creation-date>
    <dc:date>2025-03-07T20:02:56.087501609</dc:date>
    <meta:editing-duration>PT2M52S</meta:editing-duration>
    <meta:editing-cycles>1</meta:editing-cycles>
    <meta:document-statistic meta:table-count="0" meta:image-count="0" meta:object-count="0" meta:page-count="1" meta:paragraph-count="9" meta:word-count="134" meta:character-count="822" meta:non-whitespace-character-count="697"/>
    <meta:generator>LibreOffice/25.2.1.2$Linux_X86_64 LibreOffice_project/520$Build-2</meta:generator>
  </office:meta>
</office:document-meta>
</file>